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267f59" officeooo:paragraph-rsid="00267f59"/>
    </style:style>
    <style:style style:name="P5" style:family="paragraph" style:parent-style-name="Text_20_body" style:list-style-name="L3">
      <style:text-properties officeooo:rsid="003767c9" officeooo:paragraph-rsid="003767c9"/>
    </style:style>
    <style:style style:name="T1" style:family="text">
      <style:text-properties officeooo:rsid="001eb3ad"/>
    </style:style>
    <style:style style:name="T2" style:family="text">
      <style:text-properties officeooo:rsid="001ff7d6"/>
    </style:style>
    <style:style style:name="T3" style:family="text">
      <style:text-properties officeooo:rsid="0039353b"/>
    </style:style>
    <style:style style:name="T4" style:family="text">
      <style:text-properties officeooo:rsid="003c1804"/>
    </style:style>
    <style:style style:name="T5" style:family="text">
      <style:text-properties officeooo:rsid="003dbf17"/>
    </style:style>
    <style:style style:name="T6" style:family="text">
      <style:text-properties officeooo:rsid="00461fa9"/>
    </style:style>
    <style:style style:name="T7" style:family="text">
      <style:text-properties officeooo:rsid="0047ab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6:26-46</text:h>
      <text:h text:style-name="Heading_20_2" text:outline-level="2"><text:bookmark text:name="en-GNT-27127"/>The Lord's Supper <text:span text:style-name="T1">(26-30)</text:span></text:h>
      <text:list xml:id="list2918933033" text:style-name="L1">
        <text:list-item>
          <text:p text:style-name="P1">While they were eating, Jesus took a piece of bread, gave a prayer of thanks, broke it, and gave it to his disciples. “Take and eat it,” he said; “this is my body.”<text:bookmark text:name="en-GNT-27128"/> Then he took a cup, gave thanks to God, and gave it to them. “Drink it, all of you,” he said; <text:bookmark text:name="en-GNT-27129"/>“this is my blood, which seals God's covenant, my blood poured out for many for the forgiveness of sins. <text:bookmark text:name="en-GNT-27130"/>I tell you, I will never again drink this wine until the day I drink the new wine with you in my Father's Kingdom.”<text:bookmark text:name="en-GNT-27131"/> Then they sang a hymn and went out to the Mount of Olives.</text:p>
        </text:list-item>
        <text:list-item>
          <text:p text:style-name="P4">This is the holy communion, we do this in rememberence of the covenant of the forgiveness of sins of many made by God through the blood of Jesus.</text:p>
        </text:list-item>
      </text:list>
      <text:h text:style-name="Heading_20_2" text:outline-level="2"><text:bookmark text:name="en-GNT-27132"/>Jesus Predicts Peter's Denial <text:span text:style-name="T2">(31-35)</text:span></text:h>
      <text:list xml:id="list2302830593" text:style-name="L2">
        <text:list-item>
          <text:p text:style-name="P2">Then Jesus said to them, “This very night all of you will run away and leave me, for the scripture says, ‘God will kill the shepherd, and the sheep of the flock will be scattered.’ <text:bookmark text:name="en-GNT-27133"/>But after I am raised to life, I will go to Galilee ahead of you.”<text:bookmark text:name="en-GNT-27134"/> Peter spoke up and said to Jesus, “I will never leave you, even though all the rest do!”<text:bookmark text:name="en-GNT-27135"/> Jesus said to Peter, “I tell you that before the rooster crows tonight, you will say three times that you do not know me.”<text:bookmark text:name="en-GNT-27136"/> Peter answered, “I will never say that, even if I have to die with you!” And all the other disciples said the same thing.</text:p>
        </text:list-item>
        <text:list-item>
          <text:p text:style-name="P2"/>
        </text:list-item>
      </text:list>
      <text:h text:style-name="Heading_20_2" text:outline-level="2"><text:bookmark text:name="en-GNT-27137"/>Jesus Prays in Gethsemane <text:span text:style-name="T2">(36-46)</text:span></text:h>
      <text:list xml:id="list3069376513" text:style-name="L3">
        <text:list-item>
          <text:p text:style-name="P3">Then Jesus went with his disciples to a place called Gethsemane, and he said to them, “Sit here while I go over there and pray.” <text:bookmark text:name="en-GNT-27138"/>He took with him Peter and the two sons of Zebedee. Grief and anguish came over him, <text:bookmark text:name="en-GNT-27139"/>and he said to them, “The sorrow in my heart is so great that it almost crushes me. Stay here and keep watch with me.”<text:bookmark text:name="en-GNT-27140"/> He went a little farther on, threw himself face downward on the ground, and prayed, “My Father, if it is possible, take this cup of suffering from me! Yet not what I want, but what you want.”<text:bookmark text:name="en-GNT-27141"/> Then he returned to the three disciples and found them asleep; and he said to Peter, “How is it that you three were not able to keep watch with me for even one hour? <text:bookmark text:name="en-GNT-27142"/>Keep watch and pray that you will not fall into temptation. The spirit is willing, but the flesh is weak.”<text:bookmark text:name="en-GNT-27143"/> Once more Jesus went away and prayed, “My Father, if this cup of suffering cannot be taken away unless I drink it, your will be done.” <text:bookmark text:name="en-GNT-27144"/>He returned once more and found the disciples asleep; they could not keep their eyes open.<text:bookmark text:name="en-GNT-27145"/> Again Jesus left them, went away, and prayed the third time, saying the same words. <text:bookmark text:name="en-GNT-27146"/>Then he returned to the disciples and said, “Are you still sleeping and resting? Look! The hour has come for the Son of Man to be handed over to the power of sinners. <text:bookmark text:name="en-GNT-27147"/>Get up, let us go. Look, here is the man who is betraying me!”</text:p>
        </text:list-item>
        <text:list-item>
          <text:p text:style-name="P5">Jesus was human for those who do not believe, he also felt grief and anguish. <text:span text:style-name="T3">Christ knew the suffering he was to face and personally wanted the cup to pass but more important to him was the will of God to happen. </text:span><text:span text:style-name="T4">When we face hard times in our lives we want the </text:span><text:span text:style-name="T5">hard</text:span><text:span text:style-name="T4"> </text:span><text:soft-page-break/><text:span text:style-name="T4">times to pass, what we learn from Christ is to pray </text:span><text:span text:style-name="T5">in hard times, </text:span><text:span text:style-name="T4">to pray without ceasing. </text:span><text:span text:style-name="T6">In hard times as we pray for help we should also allow for the will of God to happen, the will of God. </text:span><text:span text:style-name="T7">Hard times in retrospect come with lessons, they’re not to destroy us, we’ll only be destroyed if we give in to them, we need to stand firm in our faith and we’ll overcome, <text:s/>we’ll come out better peop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04:54:05.086962620</meta:creation-date>
    <dc:date>2022-02-18T10:23:50.082257040</dc:date>
    <meta:editing-duration>PT5H29M38S</meta:editing-duration>
    <meta:editing-cycles>15</meta:editing-cycles>
    <meta:generator>LibreOffice/6.4.7.2$Linux_X86_64 LibreOffice_project/40$Build-2</meta:generator>
    <meta:document-statistic meta:table-count="0" meta:image-count="0" meta:object-count="0" meta:page-count="2" meta:paragraph-count="10" meta:word-count="671" meta:character-count="3384" meta:non-whitespace-character-count="2727"/>
  </office:meta>
</office:document-meta>
</file>